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E0000028DC3A780F8F055FF61.png" manifest:media-type="image/png"/>
  <manifest:file-entry manifest:full-path="Pictures/1003E920000077FE00006637181442CA75AD5C1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0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aakar1" fo:font-size="24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aakar1"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cm" svg:height="1.358cm" svg:x="0.3cm" svg:y="0.042cm">
          <draw:text-box>
            <text:p><text:span text:style-name="T1">A.</text:span></text:p>
          </draw:text-box>
        </draw:frame>
        <draw:frame draw:style-name="gr1" draw:text-style-name="P1" draw:layer="layout" svg:width="2.2cm" svg:height="1.358cm" svg:x="0.3cm" svg:y="7.3cm">
          <draw:text-box>
            <text:p><text:span text:style-name="T1">C.</text:span></text:p>
          </draw:text-box>
        </draw:frame>
        <draw:frame draw:style-name="gr1" draw:text-style-name="P1" draw:layer="layout" svg:width="2.2cm" svg:height="1.358cm" svg:x="9.3cm" svg:y="7.3cm">
          <draw:text-box>
            <text:p><text:span text:style-name="T1">D.</text:span></text:p>
          </draw:text-box>
        </draw:frame>
        <draw:frame draw:style-name="gr1" draw:text-style-name="P1" draw:layer="layout" svg:width="2.2cm" svg:height="1.358cm" svg:x="9.3cm" svg:y="0.1cm">
          <draw:text-box>
            <text:p><text:span text:style-name="T1">B.</text:span></text:p>
          </draw:text-box>
        </draw:frame>
        <draw:frame draw:style-name="gr2" draw:text-style-name="P2" draw:layer="layout" svg:width="17.877cm" svg:height="15.228cm" svg:x="0.201cm" svg:y="0.772cm">
          <draw:image xlink:href="Pictures/1003E920000077FE00006637181442CA75AD5C16.svg" xlink:type="simple" xlink:show="embed" xlink:actuate="onLoad" loext:mime-type="image/svg+xml">
            <text:p/>
          </draw:image>
          <draw:image xlink:href="Pictures/10000201000002FE0000028DC3A780F8F055FF61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1:40:29.801396505</meta:creation-date>
    <dc:date>2024-09-03T10:45:58.628819796</dc:date>
    <meta:editing-duration>PT3H55M40S</meta:editing-duration>
    <meta:editing-cycles>7</meta:editing-cycles>
    <meta:generator>LibreOffice/6.4.7.2$Linux_X86_64 LibreOffice_project/40$Build-2</meta:generator>
    <meta:document-statistic meta:object-count="5"/>
  </office:meta>
</office:document-meta>
</file>